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ff0000" fo:background-color="#729fcf" style:text-align-source="fix" style:repeat-content="false" fo:border-left="none" fo:border-right="none" fo:border-top="0.74pt solid #ff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fd09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order-bottom="0.74pt solid #ff0000" fo:background-color="#729fcf" style:text-align-source="fix" style:repeat-content="false" fo:border-left="0.74pt solid #ff0000" fo:border-right="none" fo:border-top="0.74pt solid #ff0000"/>
      <style:paragraph-properties fo:text-align="center" fo:margin-left="0cm"/>
    </style:style>
    <style:style style:name="ce23" style:family="table-cell" style:parent-style-name="Default">
      <style:table-cell-properties fo:border-bottom="0.74pt solid #ff0000" fo:background-color="#729fcf" style:text-align-source="fix" style:repeat-content="false" fo:border-left="none" fo:border-right="0.74pt solid #ff0000" fo:border-top="0.74pt solid #ff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solid #ff0000" fo:background-color="#729fcf" style:text-align-source="fix" style:repeat-content="false" fo:border-left="none" fo:border-right="none" fo:border-top="0.74pt solid #ff0000"/>
      <style:paragraph-properties fo:text-align="center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fd095"/>
    </style:style>
    <style:style style:name="ce39" style:family="table-cell" style:parent-style-name="Default">
      <style:table-cell-properties fo:background-color="#729fcf"/>
    </style:style>
    <style:style style:name="ce40" style:family="table-cell" style:parent-style-name="Default">
      <style:table-cell-properties fo:border-bottom="0.74pt solid #ff0000" fo:background-color="#729fcf" style:text-align-source="fix" style:repeat-content="false" fo:border-left="0.74pt solid #ff0000" fo:border-right="none" fo:border-top="0.74pt solid #ff0000"/>
      <style:paragraph-properties fo:text-align="center" fo:margin-left="0cm"/>
    </style:style>
    <style:style style:name="ce41" style:family="table-cell" style:parent-style-name="Default">
      <style:table-cell-properties fo:border-bottom="0.74pt solid #ff0000" fo:background-color="#729fcf" style:text-align-source="fix" style:repeat-content="false" fo:border-left="none" fo:border-right="0.74pt solid #ff0000" fo:border-top="0.74pt solid #ff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editivo" table:style-name="ta1">
        <table:table-column table:style-name="co1" table:default-cell-style-name="ce30"/>
        <table:table-column table:style-name="co2" table:number-columns-repeated="6" table:default-cell-style-name="ce30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28" office:value-type="string" calcext:value-type="string" table:number-columns-spanned="7" table:number-rows-spanned="1">
            <text:p>Cenario 1 – Médias Separadas</text:p>
          </table:table-cell>
          <table:covered-table-cell table:style-name="ce33"/>
          <table:covered-table-cell table:number-columns-repeated="4" table:style-name="ce35"/>
          <table:covered-table-cell table:style-name="Default"/>
          <table:table-cell table:style-name="ce33"/>
          <table:table-cell table:style-name="ce28" office:value-type="string" calcext:value-type="string" table:number-columns-spanned="7" table:number-rows-spanned="1">
            <text:p>Cenario 2 – Médias Separadas, Mais covariáveis</text:p>
          </table:table-cell>
          <table:covered-table-cell table:style-name="ce33"/>
          <table:covered-table-cell table:number-columns-repeated="4" table:style-name="ce35"/>
          <table:covered-table-cell/>
        </table:table-row>
        <table:table-row table:style-name="ro1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  <table:table-cell/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2" table:number-columns-repeated="7"/>
          <table:table-cell/>
          <table:table-cell table:style-name="ce32" table:number-columns-repeated="7"/>
        </table:table-row>
        <table:table-row table:style-name="ro1"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  <table:table-cell/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2, 1.5, 3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2, 1.5, 3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00" calcext:value-type="float">
            <text:p>14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2, 1.5, 3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00" calcext:value-type="float">
            <text:p>16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00" calcext:value-type="float">
            <text:p>1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00" calcext:value-type="float">
            <text:p>1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28" office:value-type="string" calcext:value-type="string" table:number-columns-spanned="7" table:number-rows-spanned="1">
            <text:p>Cenario 3 – Alguns coeficientes próximos de 0</text:p>
          </table:table-cell>
          <table:covered-table-cell table:style-name="Default"/>
          <table:covered-table-cell table:number-columns-repeated="4" table:style-name="ce35"/>
          <table:covered-table-cell table:style-name="ce34"/>
          <table:table-cell table:style-name="Default"/>
          <table:table-cell table:style-name="ce28" office:value-type="string" calcext:value-type="string" table:number-columns-spanned="7" table:number-rows-spanned="1">
            <text:p>Cenario 4 – Médias mais próximas</text:p>
          </table:table-cell>
          <table:covered-table-cell table:style-name="ce34"/>
          <table:covered-table-cell table:number-columns-repeated="4" table:style-name="ce35"/>
          <table:covered-table-cell table:style-name="ce34"/>
        </table:table-row>
        <table:table-row table:style-name="ro1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  <table:table-cell/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(50, 70)</text:p>
          </table:table-cell>
          <table:table-cell office:value-type="string" calcext:value-type="string">
            <text:p>(1, 1.5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office:value-type="string" calcext:value-type="string">
            <text:p>(50, 70)</text:p>
          </table:table-cell>
          <table:table-cell table:style-name="ce30" office:value-type="string" calcext:value-type="string">
            <text:p>(1, 1.5)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(50, 70)</text:p>
          </table:table-cell>
          <table:table-cell table:style-name="ce31" office:value-type="string" calcext:value-type="string">
            <text:p>(1, 1.5)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style-name="ce32" table:number-columns-repeated="7"/>
          <table:table-cell/>
          <table:table-cell table:style-name="ce32" table:number-columns-repeated="7"/>
        </table:table-row>
        <table:table-row table:style-name="ro1"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  <table:table-cell/>
          <table:table-cell table:style-name="ce29" office:value-type="string" calcext:value-type="string">
            <text:p>Mu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3.5, 2.5, 4.0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3.5, 2.5, 4.0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(50, 70, 90)</text:p>
          </table:table-cell>
          <table:table-cell office:value-type="string" calcext:value-type="string">
            <text:p>(2, 1.5, 3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(50, 70, 90)</text:p>
          </table:table-cell>
          <table:table-cell table:style-name="ce30" office:value-type="string" calcext:value-type="string">
            <text:p>(3.5, 2.5, 4.0)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string" calcext:value-type="string">
            <text:p>Individual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40" office:value-type="string" calcext:value-type="string">
            <text:p>(50, 70, 90)</text:p>
          </table:table-cell>
          <table:table-cell table:style-name="ce36" office:value-type="string" calcext:value-type="string">
            <text:p>(3.5, 2.5, 4.0)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string" calcext:value-type="string">
            <text:p>Global</text:p>
          </table:table-cell>
          <table:table-cell table:style-name="ce41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3.5, 2.5, 4.0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2, 1.5, 3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table:style-name="ce31" office:value-type="string" calcext:value-type="string">
            <text:p>(50, 70, 90)</text:p>
          </table:table-cell>
          <table:table-cell table:style-name="ce31" office:value-type="string" calcext:value-type="string">
            <text:p>(3.5, 2.5, 4.0)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28" office:value-type="string" calcext:value-type="string" table:number-columns-spanned="6" table:number-rows-spanned="1">
            <text:p>Cenario 5 – Valores Inicias Bons e Ruins para os Betas</text:p>
          </table:table-cell>
          <table:covered-table-cell table:number-columns-repeated="4" table:style-name="ce34"/>
          <table:covered-table-cell table:style-name="Default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lgoritmo</text:p>
          </table:table-cell>
          <table:table-cell table:style-name="ce29" office:value-type="string" calcext:value-type="string">
            <text:p>Replicas</text:p>
          </table:table-cell>
          <table:table-cell table:style-name="ce37" office:value-type="string" calcext:value-type="string">
            <text:p>Valores Iniciais</text:p>
          </table:table-cell>
          <table:table-cell table:style-name="ce37" table:number-columns-repeated="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 table:style-name="ce38" office:value-type="string" calcext:value-type="string">
            <text:p>Valores Iniciais Muito próximos do Valor Real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dividual</text:p>
          </table:table-cell>
          <table:table-cell office:value-type="float" office:value="100" calcext:value-type="float">
            <text:p>100</text:p>
          </table:table-cell>
          <table:table-cell table:style-name="ce38" office:value-type="string" calcext:value-type="string">
            <text:p>Valores Iniciais Muito Longe do Valor Real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string" calcext:value-type="string">
            <text:p>Valores Iniciais Muito próximos do Valor Real</text:p>
          </table:table-cell>
          <table:table-cell table:style-name="ce39" table:number-columns-repeated="2"/>
          <table:table-cell table:number-columns-repeated="7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string" calcext:value-type="string">
            <text:p>Valores Iniciais Muito Longe do Valor Real</text:p>
          </table:table-cell>
          <table:table-cell table:style-name="ce39" table:number-columns-repeated="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Valores Iniciais Muito próximos do Valor Real 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ndividual</text:p>
          </table:table-cell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Valores Iniciais Muito Longe do Valor Real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 table:style-name="ce39" office:value-type="string" calcext:value-type="string">
            <text:p>Valores Iniciais Muito próximos do Valor Real</text:p>
          </table:table-cell>
          <table:table-cell table:style-name="ce39" table:number-columns-repeated="2"/>
          <table:table-cell table:number-columns-repeated="7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string" calcext:value-type="string">
            <text:p>Global</text:p>
          </table:table-cell>
          <table:table-cell table:style-name="ce31" office:value-type="float" office:value="30" calcext:value-type="float">
            <text:p>30</text:p>
          </table:table-cell>
          <table:table-cell table:style-name="ce39" office:value-type="string" calcext:value-type="string">
            <text:p>Valores Iniciais Muito Longe do Valor Real</text:p>
          </table:table-cell>
          <table:table-cell table:style-name="ce39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0:49:35.573274798</meta:creation-date>
    <meta:editing-duration>PT7H20M2S</meta:editing-duration>
    <meta:editing-cycles>7</meta:editing-cycles>
    <meta:generator>LibreOffice/7.3.7.2$Linux_X86_64 LibreOffice_project/30$Build-2</meta:generator>
    <dc:date>2024-05-25T18:58:55.881742454</dc:date>
    <meta:document-statistic meta:table-count="1" meta:cell-count="451" meta:object-count="0"/>
  </office:meta>
</office:document-meta>
</file>